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d9484" officeooo:paragraph-rsid="00c0900e"/>
    </style:style>
    <style:style style:name="P98" style:family="paragraph" style:parent-style-name="Preformatted_20_Text">
      <style:text-properties fo:color="#ffffff" loext:opacity="100%" officeooo:rsid="009e3cea" officeooo:paragraph-rsid="00c0900e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3" style:family="paragraph" style:parent-style-name="Preformatted_20_Text">
      <style:text-properties fo:color="#ffffff" loext:opacity="100%" officeooo:rsid="009fcc34" officeooo:paragraph-rsid="009fcc34"/>
    </style:style>
    <style:style style:name="P124" style:family="paragraph" style:parent-style-name="Preformatted_20_Text">
      <style:text-properties fo:color="#ffffff" loext:opacity="100%" officeooo:rsid="009fcc34" officeooo:paragraph-rsid="00c0900e"/>
    </style:style>
    <style:style style:name="P125" style:family="paragraph" style:parent-style-name="Preformatted_20_Text">
      <style:text-properties fo:color="#ffffff" loext:opacity="100%" officeooo:paragraph-rsid="00d14f72"/>
    </style:style>
    <style:style style:name="P126" style:family="paragraph" style:parent-style-name="Preformatted_20_Text">
      <style:text-properties fo:color="#ffffff" loext:opacity="100%" officeooo:rsid="00d27863" officeooo:paragraph-rsid="00d27863"/>
    </style:style>
    <style:style style:name="P127" style:family="paragraph" style:parent-style-name="Preformatted_20_Text">
      <style:text-properties fo:color="#ffffff" loext:opacity="100%" officeooo:rsid="00d7ef93" officeooo:paragraph-rsid="00d7ef93"/>
    </style:style>
    <style:style style:name="P128" style:family="paragraph" style:parent-style-name="Preformatted_20_Text">
      <style:text-properties fo:color="#ffffff" loext:opacity="100%" officeooo:rsid="00bd0e9d" officeooo:paragraph-rsid="00bd0e9d"/>
    </style:style>
    <style:style style:name="P129" style:family="paragraph" style:parent-style-name="Preformatted_20_Text">
      <style:text-properties fo:color="#ffffff" loext:opacity="100%" officeooo:rsid="00e7da67" officeooo:paragraph-rsid="00e7da67"/>
    </style:style>
    <style:style style:name="P130" style:family="paragraph" style:parent-style-name="Preformatted_20_Text">
      <style:text-properties fo:color="#ffffff" loext:opacity="100%" officeooo:rsid="00e9883b" officeooo:paragraph-rsid="00e9883b"/>
    </style:style>
    <style:style style:name="P131" style:family="paragraph" style:parent-style-name="Preformatted_20_Text">
      <style:text-properties style:text-line-through-style="solid" style:text-line-through-type="single"/>
    </style:style>
    <style:style style:name="P132" style:family="paragraph" style:parent-style-name="Preformatted_20_Text">
      <style:text-properties fo:color="#ffffff" loext:opacity="100%" style:text-line-through-style="none" style:text-line-through-type="none" fo:font-weight="normal" officeooo:rsid="00163630" officeooo:paragraph-rsid="00edd99d" style:font-weight-asian="normal" style:font-weight-complex="normal"/>
    </style:style>
    <style:style style:name="P133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edd99d" style:font-weight-asian="normal" style:font-weight-complex="normal"/>
    </style:style>
    <style:style style:name="P13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P135" style:family="paragraph" style:parent-style-name="Preformatted_20_Text">
      <style:text-properties fo:color="#ffffff" loext:opacity="100%" officeooo:rsid="009e3cea" officeooo:paragraph-rsid="00c0900e"/>
    </style:style>
    <style:style style:name="P136" style:family="paragraph" style:parent-style-name="Preformatted_20_Text">
      <style:text-properties fo:color="#ffffff" loext:opacity="100%" officeooo:rsid="00f14d0b" officeooo:paragraph-rsid="00f14d0b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style:text-line-through-style="solid" style:text-line-through-type="single" officeooo:rsid="00eaf813"/>
    </style:style>
    <style:style style:name="T16" style:family="text">
      <style:text-properties style:text-line-through-style="solid" style:text-line-through-type="single" officeooo:rsid="0094dc15"/>
    </style:style>
    <style:style style:name="T17" style:family="text">
      <style:text-properties officeooo:rsid="002e9a33"/>
    </style:style>
    <style:style style:name="T18" style:family="text">
      <style:text-properties officeooo:rsid="00302cf6"/>
    </style:style>
    <style:style style:name="T19" style:family="text">
      <style:text-properties officeooo:rsid="0030bd50"/>
    </style:style>
    <style:style style:name="T20" style:family="text">
      <style:text-properties officeooo:rsid="00322b59"/>
    </style:style>
    <style:style style:name="T21" style:family="text">
      <style:text-properties officeooo:rsid="003542d5"/>
    </style:style>
    <style:style style:name="T22" style:family="text">
      <style:text-properties officeooo:rsid="0037b362"/>
    </style:style>
    <style:style style:name="T23" style:family="text">
      <style:text-properties officeooo:rsid="003b8194"/>
    </style:style>
    <style:style style:name="T24" style:family="text">
      <style:text-properties officeooo:rsid="003d7aba"/>
    </style:style>
    <style:style style:name="T25" style:family="text">
      <style:text-properties officeooo:rsid="00412861"/>
    </style:style>
    <style:style style:name="T26" style:family="text">
      <style:text-properties officeooo:rsid="0043214e"/>
    </style:style>
    <style:style style:name="T27" style:family="text">
      <style:text-properties officeooo:rsid="004b10af"/>
    </style:style>
    <style:style style:name="T28" style:family="text">
      <style:text-properties officeooo:rsid="0051715c"/>
    </style:style>
    <style:style style:name="T29" style:family="text">
      <style:text-properties officeooo:rsid="00553c11"/>
    </style:style>
    <style:style style:name="T30" style:family="text">
      <style:text-properties officeooo:rsid="00560a35"/>
    </style:style>
    <style:style style:name="T31" style:family="text">
      <style:text-properties officeooo:rsid="0060044f"/>
    </style:style>
    <style:style style:name="T32" style:family="text">
      <style:text-properties officeooo:rsid="0060f82b"/>
    </style:style>
    <style:style style:name="T33" style:family="text">
      <style:text-properties officeooo:rsid="007ae8d2"/>
    </style:style>
    <style:style style:name="T34" style:family="text">
      <style:text-properties officeooo:rsid="00809405"/>
    </style:style>
    <style:style style:name="T35" style:family="text">
      <style:text-properties officeooo:rsid="0084b04b"/>
    </style:style>
    <style:style style:name="T36" style:family="text">
      <style:text-properties officeooo:rsid="00889fbe"/>
    </style:style>
    <style:style style:name="T37" style:family="text">
      <style:text-properties officeooo:rsid="0088a0e6"/>
    </style:style>
    <style:style style:name="T38" style:family="text">
      <style:text-properties officeooo:rsid="0085a2fa"/>
    </style:style>
    <style:style style:name="T39" style:family="text">
      <style:text-properties officeooo:rsid="008b9877"/>
    </style:style>
    <style:style style:name="T40" style:family="text">
      <style:text-properties officeooo:rsid="008ccb2a"/>
    </style:style>
    <style:style style:name="T41" style:family="text">
      <style:text-properties officeooo:rsid="008d68b8"/>
    </style:style>
    <style:style style:name="T42" style:family="text">
      <style:text-properties officeooo:rsid="0094dc15"/>
    </style:style>
    <style:style style:name="T43" style:family="text">
      <style:text-properties officeooo:rsid="00a49489"/>
    </style:style>
    <style:style style:name="T44" style:family="text">
      <style:text-properties officeooo:rsid="00a9e97f"/>
    </style:style>
    <style:style style:name="T45" style:family="text">
      <style:text-properties officeooo:rsid="00b2803a"/>
    </style:style>
    <style:style style:name="T46" style:family="text">
      <style:text-properties officeooo:rsid="00b8053c"/>
    </style:style>
    <style:style style:name="T47" style:family="text">
      <style:text-properties officeooo:rsid="00b84326"/>
    </style:style>
    <style:style style:name="T48" style:family="text">
      <style:text-properties officeooo:rsid="00c0900e"/>
    </style:style>
    <style:style style:name="T49" style:family="text">
      <style:text-properties officeooo:rsid="00c5b611"/>
    </style:style>
    <style:style style:name="T50" style:family="text">
      <style:text-properties officeooo:rsid="00de14c3"/>
    </style:style>
    <style:style style:name="T51" style:family="text">
      <style:text-properties officeooo:rsid="00eaf813"/>
    </style:style>
    <style:style style:name="T52" style:family="text">
      <style:text-properties officeooo:rsid="001f18eb"/>
    </style:style>
    <style:style style:name="T53" style:family="text">
      <style:text-properties style:text-line-through-style="none" style:text-line-through-type="none"/>
    </style:style>
    <style:style style:name="T54" style:family="text">
      <style:text-properties officeooo:rsid="00f00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7"> </text:span></text:p>
      <text:p text:style-name="P48"/>
      <text:p text:style-name="P4">make it possible to<text:span text:style-name="T23"> check</text:span> whether a symbol is a operator, by <text:span text:style-name="T23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5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2">, so it can be called separately</text:span></text:p>
      <text:p text:style-name="P15"/>
      <text:p text:style-name="P16">add it as an if else to the makeInputArray, <text:span text:style-name="T24">after checking if it is an operator, </text:span>if the symbol is -</text:p>
      <text:p text:style-name="P17"/>
      <text:p text:style-name="P18">edit function<text:span text:style-name="T26"> evaluate</text:span>StringSymbols to <text:span text:style-name="T21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7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8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9">if the operator precedence is 1.</text:span></text:p>
      <text:p text:style-name="P29"><text:tab/><text:tab/>If this is the case, run the operate function<text:span text:style-name="T20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8">o</text:span>r, and be result.</text:p>
      <text:p text:style-name="P30">then I want to splice<text:span text:style-name="T29"> out the</text:span> index [<text:span text:style-name="T30">0</text:span>] to index [+1]<text:span text:style-name="T30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2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31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3">.</text:span></text:p>
      <text:p text:style-name="P38"/>
      <text:p text:style-name="P38">if + is behind another operator, remove <text:span text:style-name="T34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7"><text:span text:style-name="T48">makeStringArray</text:span><text:tab/></text:p>
      <text:p text:style-name="P97"><text:span text:style-name="T48"><text:tab/></text:span>evaluateStringSymbols</text:p>
      <text:p text:style-name="P97"><text:span text:style-name="T48"><text:tab/></text:span><text:tab/><text:tab/>makeInputArray</text:p>
      <text:p text:style-name="P98"><text:span text:style-name="T48"><text:tab/></text:span><text:tab/><text:tab/><text:tab/>numberOrOperator</text:p>
      <text:p text:style-name="P136"><text:tab/><text:tab/><text:tab/><text:tab/><text:tab/>checkSymbol</text:p>
      <text:p text:style-name="P98">checkForErrors</text:p>
      <text:p text:style-name="P124"><text:tab/>doubleOperators</text:p>
      <text:p text:style-name="P124"/>
      <text:p text:style-name="P96"><text:span text:style-name="T48"><text:tab/></text:span>calculate</text:p>
      <text:p text:style-name="P123"><text:tab/><text:span text:style-name="T48"><text:tab/></text:span>calculateInOrder</text:p>
      <text:p text:style-name="P123"><text:tab/><text:tab/><text:span text:style-name="T48"><text:tab/></text:span>doCalculation</text:p>
      <text:p text:style-name="P94">displayAns</text:p>
      <text:p text:style-name="P94">clearEntry</text:p>
      <text:p text:style-name="P94"/>
      <text:p text:style-name="P95"/>
      <text:p text:style-name="P126"/>
      <text:p text:style-name="P95"/>
      <text:p text:style-name="P96">split the calculate function into: makeStringObject &amp; calculate</text:p>
      <text:p text:style-name="P96"/>
      <text:p text:style-name="P99">make <text:span text:style-name="T44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3">c</text:span>heckForErrors</text:p>
      <text:p text:style-name="P103">numberOrOperator</text:p>
      <text:p text:style-name="P104">makeInputArray</text:p>
      <text:p text:style-name="P71">evaluateStringSymbols</text:p>
      <text:p text:style-name="P71">calculate</text:p>
      <text:p text:style-name="P72">runEquals</text:p>
      <text:p text:style-name="P74"/>
      <text:p text:style-name="P76"/>
      <text:p text:style-name="P72"/>
      <text:p text:style-name="P60">to add an operator:</text:p>
      <text:p text:style-name="P105"><text:span text:style-name="T45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6">i</text:span>n value</text:p>
      <text:p text:style-name="P85"/>
      <text:p text:style-name="P105"/>
      <text:p text:style-name="P89"><text:span text:style-name="T45">- </text:span>write a way to check <text:span text:style-name="T45">if the symbol is</text:span> this operator<text:span text:style-name="T45">, or if might be used for some other reason</text:span> in the checkOperator()</text:p>
      <text:p text:style-name="P84"><text:span text:style-name="T45">- </text:span>add the calculation in the doCalculation function</text:p>
      <text:p text:style-name="P73"><text:span text:style-name="T45">- </text:span>think about possible errors, and add these in checkForErrors()</text:p>
      <text:p text:style-name="P72"/>
      <text:p text:style-name="P79">if previous value is empty, give number</text:p>
      <text:p text:style-name="P79">if the previous value is a<text:span text:style-name="T50">n operator</text:span>, give number.</text:p>
      <text:p text:style-name="P79">otherwise push currentNum , + operator, </text:p>
      <text:p text:style-name="P68"/>
      <text:p text:style-name="P69">add brackets<text:span text:style-name="T39">:</text:span></text:p>
      <text:p text:style-name="P108">check the whole object for brackets. if the amount of opening and closing brackets are not equal, give an error</text:p>
      <text:p text:style-name="P69"><text:soft-page-break/></text:p>
      <text:p text:style-name="P110">how to make the calculator not crash when an opening bracket has been found</text:p>
      <text:p text:style-name="P69"/>
      <text:p text:style-name="P108">when you find a <text:span text:style-name="T40">closer </text:span>bracket, save the index<text:span text:style-name="T46">, return the symbol</text:span></text:p>
      <text:p text:style-name="P70"/>
      <text:p text:style-name="P111">make an array of the openBracket indexes</text:p>
      <text:p text:style-name="P70"/>
      <text:p text:style-name="P70"/>
      <text:p text:style-name="P112">let the calculate function run with return values</text:p>
      <text:p text:style-name="P112">if a closebracket has been found, get the index of the last open brackets</text:p>
      <text:p text:style-name="P77"/>
      <text:p text:style-name="P113">we need the length of the array between the open and close bracket.</text:p>
      <text:p text:style-name="P113">index closeBr - indexopenBr + 1</text:p>
      <text:p text:style-name="P78"/>
      <text:p text:style-name="P113">then we need to calculate with those values.</text:p>
      <text:p text:style-name="P113"/>
      <text:p text:style-name="P113">then we need to return those values, and splice them at the original location</text:p>
      <text:p text:style-name="P112"/>
      <text:p text:style-name="P112">get the array elements in between (not including) the brackets.</text:p>
      <text:p text:style-name="P112"/>
      <text:p text:style-name="P112">get the calculation value </text:p>
      <text:p text:style-name="P112"/>
      <text:p text:style-name="P114">splice everything, </text:p>
      <text:p text:style-name="P108"/>
      <text:p text:style-name="P109">scan <text:span text:style-name="T40">back </text:span>until you find the <text:span text:style-name="T40">first opening</text:span> blacket<text:span text:style-name="T40">, save that index,</text:span><text:span text:style-name="T46"> return that symbol and index</text:span></text:p>
      <text:p text:style-name="P109"/>
      <text:p text:style-name="P109"><text:span text:style-name="T40">isolate the </text:span><text:span text:style-name="T46">array elements in between, and return the string that is in between those values</text:span></text:p>
      <text:p text:style-name="P109"/>
      <text:p text:style-name="P109"><text:span text:style-name="T40">run it through the calculate function, and </text:span><text:span text:style-name="T47">alert the value</text:span></text:p>
      <text:p text:style-name="P108"/>
      <text:p text:style-name="P108"/>
      <text:p text:style-name="P115">first make the function calculate re-usable for different arrays.</text:p>
      <text:p text:style-name="P116">add brackets to the symbolObject</text:p>
      <text:p text:style-name="P116">give them precedence 2</text:p>
      <text:p text:style-name="P116">if a ) bracket is found, console.log that bracket</text:p>
      <text:p text:style-name="P116">if a ) bracket is found, iterate backwards through the array, until you find the first ( bracket, then stop.</text:p>
      <text:p text:style-name="P116">console log that value and index.</text:p>
      <text:p text:style-name="P116"/>
      <text:p text:style-name="P116">okay, now we have the indexes of both brackets<text:span text:style-name="T41">. we should now isolate what is in between them</text:span></text:p>
      <text:p text:style-name="P116"/>
      <text:p text:style-name="P117">take that length of the array, and fill it up with value bracketResult (for now value B)</text:p>
      <text:p text:style-name="P117"/>
      <text:p text:style-name="P117">now take that array, and put it through the calculate() function, return the value</text:p>
      <text:p text:style-name="P70"/>
      <text:p text:style-name="P108"/>
      <text:p text:style-name="P122">ANS</text:p>
      <text:p text:style-name="P122">what is ans actually?</text:p>
      <text:p text:style-name="P122"/>
      <text:p text:style-name="P122">ans is <text:span text:style-name="T35">the </text:span>value that is the last result that was calculated.</text:p>
      <text:p text:style-name="P118">when you click it, its value is added to the calculation.</text:p>
      <text:p text:style-name="P118"/>
      <text:p text:style-name="P119">if the ans is clicked += the ans value to the displayTop</text:p>
      <text:p text:style-name="P119"/>
      <text:p text:style-name="P120">=</text:p>
      <text:p text:style-name="P121">delete userinput and ans values,</text:p>
      <text:p text:style-name="P121"><text:span text:style-name="T37">empty</text:span> <text:span text:style-name="T37">inputArray</text:span></text:p>
      <text:p text:style-name="P108"/>
      <text:p text:style-name="P108"/>
      <text:p text:style-name="P108"><text:soft-page-break/>(3*(4+9))*(1+1)</text:p>
      <text:p text:style-name="P67"/>
      <text:p text:style-name="P80">for now I want:</text:p>
      <text:p text:style-name="P80">to be able to splice the number buttons into place 3</text:p>
      <text:p text:style-name="P67"/>
      <text:p text:style-name="P61">- part <text:span text:style-name="T35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5"><text:tab/></text:p>
      <text:p text:style-name="P125"><text:tab/>- operator:</text:p>
      <text:p text:style-name="P125"><text:tab/><text:tab/>* was the operator pressed without any previous content?</text:p>
      <text:p text:style-name="P125"><text:tab/><text:tab/><text:tab/>- is there a previous ans, fill in ANS, otherwise</text:p>
      <text:p text:style-name="P125"><text:tab/><text:tab/><text:tab/>- remove the operator</text:p>
      <text:p text:style-name="P125"><text:tab/><text:tab/>* are there 2 operators and a num1 and num2?</text:p>
      <text:p text:style-name="P125"><text:tab/><text:tab/><text:tab/>- calculate the previous result already</text:p>
      <text:p text:style-name="P125"><text:tab/><text:tab/>* is there only num1, change the operator value</text:p>
      <text:p text:style-name="P125"><text:tab/><text:tab/>* are num1, num2, and operator all not empty? run calcAnswer()</text:p>
      <text:p text:style-name="P81"/>
      <text:p text:style-name="P82"><text:span text:style-name="T38">make an object that saves every calculation and answer</text:span><text:span text:style-name="T36">, when the = button is pressed</text:span></text:p>
      <text:p text:style-name="P81"/>
      <text:p text:style-name="P127">233 - 12</text:p>
      <text:p text:style-name="P127"/>
      <text:p text:style-name="P127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7"/>
      <text:p text:style-name="P127">-</text:p>
      <text:p text:style-name="P127">return number</text:p>
      <text:p text:style-name="P127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5">add the option for different ways to write variables (* and x)</text:p>
      <text:p text:style-name="P81"/>
      <text:p text:style-name="P66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28"><text:soft-page-break/>when there is a closingbracket first, of an openngbracket last</text:p>
      <text:p text:style-name="P129">if you press ans when there is no answer, let equals still work afterwards</text:p>
      <text:p text:style-name="P130">let the caretposition stay at the right place after adding a number with buttons</text:p>
      <text:p text:style-name="P81"/>
      <text:p text:style-name="P59">to add an operator:</text:p>
      <text:p text:style-name="P132"><text:span text:style-name="T51">- </text:span>add the operator to the operatorObject + different ways that it can be written</text:p>
      <text:p text:style-name="P133"><text:span text:style-name="T51">- </text:span>write a way to check for this operator in the check<text:span text:style-name="T42">Symbol</text:span>()<text:span text:style-name="T51"> : put </text:span><text:span text:style-name="T54">multi-symbol signs</text:span><text:span text:style-name="T51"> before any other signs that are smaller and might actually get confused with this sign.</text:span></text:p>
      <text:p text:style-name="P134"><text:span text:style-name="T51">- </text:span>add the calculation in the doCalculation function</text:p>
      <text:p text:style-name="P92">- <text:span text:style-name="T52">think about possible errors, and add these in checkForErrors()</text:span></text:p>
      <text:p text:style-name="P83"/>
      <text:p text:style-name="P83"/>
      <text:p text:style-name="P86">if you press a key, why does the textinput change</text:p>
      <text:p text:style-name="P86"/>
      <text:p text:style-name="P75">solve numbers. if it is a complex number, solve it to 2 numbers<text:span text:style-name="T49">, save that as an array</text:span></text:p>
      <text:p text:style-name="P75">then add a check <text:span text:style-name="T49">if the current number is an array.</text:span></text:p>
      <text:p text:style-name="P87">if the number is an array, </text:p>
      <text:p text:style-name="P88"/>
      <text:p text:style-name="P88"/>
      <text:p text:style-name="P90">add a backspace key, and arrow buttons</text:p>
      <text:p text:style-name="P91"/>
      <text:p text:style-name="P91">add the option to multiply by having brackets with nothing in betw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0T01:14:16.419064337</dc:date>
    <meta:editing-duration>P5DT4H58M39S</meta:editing-duration>
    <meta:editing-cycles>153</meta:editing-cycles>
    <meta:generator>LibreOffice/7.3.7.2$Linux_X86_64 LibreOffice_project/30$Build-2</meta:generator>
    <meta:document-statistic meta:table-count="0" meta:image-count="0" meta:object-count="0" meta:page-count="9" meta:paragraph-count="258" meta:word-count="2235" meta:character-count="12727" meta:non-whitespace-character-count="10639"/>
  </office:meta>
</office:document-meta>
</file>